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3972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string">
            <text:p>alt.atheism</text:p>
          </table:table-cell>
          <table:table-cell office:value-type="string">
            <text:p>comp.graphics</text:p>
          </table:table-cell>
          <table:table-cell office:value-type="string">
            <text:p>comp.os.ms-windows.misc</text:p>
          </table:table-cell>
          <table:table-cell office:value-type="string">
            <text:p>comp.sys.ibm.pc.hardware</text:p>
          </table:table-cell>
          <table:table-cell office:value-type="string">
            <text:p>comp.sys.mac.hardware</text:p>
          </table:table-cell>
          <table:table-cell office:value-type="string">
            <text:p>comp.windows.x</text:p>
          </table:table-cell>
          <table:table-cell office:value-type="string">
            <text:p>misc.forsale</text:p>
          </table:table-cell>
          <table:table-cell office:value-type="string">
            <text:p>rec.autos</text:p>
          </table:table-cell>
          <table:table-cell office:value-type="string">
            <text:p>rec.motorcycles</text:p>
          </table:table-cell>
          <table:table-cell office:value-type="string">
            <text:p>rec.sport.baseball</text:p>
          </table:table-cell>
          <table:table-cell office:value-type="string">
            <text:p>rec.sport.hockey</text:p>
          </table:table-cell>
          <table:table-cell office:value-type="string">
            <text:p>sci.crypt</text:p>
          </table:table-cell>
          <table:table-cell office:value-type="string">
            <text:p>sci.electronics</text:p>
          </table:table-cell>
          <table:table-cell office:value-type="string">
            <text:p>sci.med</text:p>
          </table:table-cell>
          <table:table-cell office:value-type="string">
            <text:p>sci.space</text:p>
          </table:table-cell>
          <table:table-cell office:value-type="string">
            <text:p>soc.religion.christian</text:p>
          </table:table-cell>
          <table:table-cell office:value-type="string">
            <text:p>talk.politics.guns</text:p>
          </table:table-cell>
          <table:table-cell office:value-type="string">
            <text:p>talk.politics.mideast</text:p>
          </table:table-cell>
          <table:table-cell office:value-type="string">
            <text:p>talk.politics.misc</text:p>
          </table:table-cell>
          <table:table-cell office:value-type="string">
            <text:p>talk.religion.misc</text:p>
          </table:table-cell>
        </table:table-row>
        <table:table-row table:style-name="ro1">
          <table:table-cell office:value-type="string">
            <text:p>alt.atheism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.graphics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mp.os.ms-windows.misc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omp.sys.ibm.pc.hardwa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comp.sys.mac.hardwa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mp.windows.x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office:value-type="float" office:value="259">
            <text:p>2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isc.fors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c.aut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c.motorcycle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85">
            <text:p>3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rec.sport.bas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.sport.hockey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">
            <text:p>37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ci.cryp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ci.electronics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ci.m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i.spa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oc.religion.christi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alk.politics.guns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lk.politics.mideas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lk.politics.mis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alk.religion.misc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</table:table-row>
        <table:table-row table:style-name="ro2" table:number-rows-repeated="104855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B1:Sheet1.U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4:24:11</dc:date>
    <dc:creator>V </dc:creator>
    <meta:document-statistic meta:table-count="1" meta:cell-count="440" meta:object-count="0"/>
    <meta:generator>LibreOffice/3.5$Linux_X86_64 LibreOffice_project/350m1$Build-2</meta:generator>
  </office:meta>
</office:document-meta>
</file>